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1ae" officeooo:paragraph-rsid="001111ae"/>
    </style:style>
    <style:style style:name="P2" style:family="paragraph" style:parent-style-name="Standard">
      <style:text-properties officeooo:paragraph-rsid="001111ae"/>
    </style:style>
    <style:style style:name="T1" style:family="text">
      <style:text-properties officeooo:rsid="001111ae"/>
    </style:style>
    <style:style style:name="T2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444444" style:font-name="Liberation Serif" fo:font-size="12pt" fo:letter-spacing="normal" fo:font-style="normal" fo:font-weight="normal" officeooo:rsid="001111ae" style:font-size-asian="12pt" style:font-size-complex="12pt"/>
    </style:style>
    <style:style style:name="T4" style:family="text">
      <style:text-properties fo:font-variant="normal" fo:text-transform="none" fo:color="#444444" style:font-name="Liberation Serif" fo:font-size="12pt" fo:letter-spacing="normal" fo:font-style="normal" fo:font-weight="normal" officeooo:rsid="00120174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111a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us: 13.08.2021:</text:p>
      <text:p text:style-name="P1"/>
      <text:p text:style-name="P1">- Student and Teacher Login from one manage sessions.[Done]</text:p>
      <text:p text:style-name="P2"><text:span text:style-name="T1">- solves errors and login time.[Done]<text:line-break/>- logout from one fucntion, solve session mantaining erorr at logout time.[Done]<text:line-break/></text:span><text:span text:style-name="T6">- </text:span><text:span text:style-name="T2">Create add assignment template, Create add assignment view to add assignments. </text:span><text:span text:style-name="T3">[Done]</text:span><text:span text:style-name="T5"><text:line-break/></text:span><text:span text:style-name="T2">- Create show assignment template, Create show assignments view.</text:span><text:span text:style-name="T3">[Done]</text:span></text:p>
      <text:p text:style-name="P2"><text:span text:style-name="T3">- </text:span><text:span text:style-name="T4">Solve erorr at add assignment time.</text:span></text:p>
      <text:p text:style-name="P2"><text:span text:style-name="T3">- Create show all courses template for student. Create fucntion to show courses.<text:line-break/>- Create show assignment template for student to show courses assigments, create view funtions to show assigment.<text:line-break/>- </text:span><text:span text:style-name="T4">C</text:span><text:span text:style-name="T3">reate template for add solution , </text:span><text:span text:style-name="T4">create view funtion for add solution [in process.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7:46:30.029944784</meta:creation-date>
    <dc:date>2021-08-13T18:00:28.409152275</dc:date>
    <meta:editing-duration>PT2M58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5" meta:word-count="103" meta:character-count="674" meta:non-whitespace-character-count="576"/>
  </office:meta>
</office:document-meta>
</file>